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table:style-name="ce1" office:value-type="date" office:date-value="2018-06-02" calcext:value-type="date">
            <text:p>06/02/18</text:p>
          </table:table-cell>
          <table:table-cell office:value-type="float" office:value="27.78206" calcext:value-type="float">
            <text:p>27.78206</text:p>
          </table:table-cell>
          <table:table-cell/>
        </table:table-row>
        <table:table-row table:style-name="ro1">
          <table:table-cell table:style-name="ce1" office:value-type="date" office:date-value="2018-06-16" calcext:value-type="date">
            <text:p>06/16/18</text:p>
          </table:table-cell>
          <table:table-cell office:value-type="float" office:value="27.87407" calcext:value-type="float">
            <text:p>27.87407</text:p>
          </table:table-cell>
          <table:table-cell table:formula="of:=[.B2]-[.B1]" office:value-type="float" office:value="0.0920099999999984" calcext:value-type="float">
            <text:p>0.09201</text:p>
          </table:table-cell>
        </table:table-row>
        <table:table-row table:style-name="ro1">
          <table:table-cell table:style-name="ce1" office:value-type="date" office:date-value="2018-06-30" calcext:value-type="date">
            <text:p>06/30/18</text:p>
          </table:table-cell>
          <table:table-cell office:value-type="float" office:value="27.92007" calcext:value-type="float">
            <text:p>27.92007</text:p>
          </table:table-cell>
          <table:table-cell table:formula="of:=[.B3]-[.B2]" office:value-type="float" office:value="0.0459999999999994" calcext:value-type="float">
            <text:p>0.04600</text:p>
          </table:table-cell>
        </table:table-row>
        <table:table-row table:style-name="ro1" table:number-rows-repeated="104857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23:52:28.208854445</meta:creation-date>
    <dc:date>2018-07-13T23:55:34.195059171</dc:date>
    <meta:editing-duration>PT3M6S</meta:editing-duration>
    <meta:editing-cycles>1</meta:editing-cycles>
    <meta:document-statistic meta:table-count="1" meta:cell-count="8" meta:object-count="0"/>
    <meta:generator>LibreOffice/6.0.3.2$Linux_X86_64 LibreOffice_project/00m0$Build-2</meta:generator>
  </office:meta>
</office:document-meta>
</file>